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yriadPro-Regular" svg:font-family="MyriadPro-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MyriadPro-Regular" fo:font-size="12pt" officeooo:rsid="0011a309" officeooo:paragraph-rsid="0008310c" style:font-size-asian="12pt" style:font-size-complex="12pt"/>
    </style:style>
    <style:style style:name="T1" style:family="text">
      <style:text-properties officeooo:rsid="002c1efa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2386b5"/>
    </style:style>
    <style:style style:name="T4" style:family="text">
      <style:text-properties style:font-name="Times New Roman" fo:font-size="12pt" officeooo:rsid="002386b5" style:font-size-asian="10.5pt" style:font-size-complex="12pt"/>
    </style:style>
    <style:style style:name="T5" style:family="text">
      <style:text-properties officeooo:rsid="000831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ppendix 1</text:span>. <text:s/><text:span text:style-name="T1">I</text:span>diosyncratic species PCA results. Results of principal component analysis of plant species presence/absence data from lakes in the Yukon Flats National Wildlife Refuge. <text:span text:style-name="T5">Separate analyses were conducted for aboveground biomass (AGB) and organic layer thickness (OLT) in three plant communities: Grass/Sedge (GS), Deciduous Shrub (SH) and Upland Forest (F), as indicated by the header for each figure. </text:span>Species used in the analysis were identified as strong individual predictors of <text:span text:style-name="T5">AGB or OLT</text:span> in random forest regression tree analysis <text:span text:style-name="T5">for each community</text:span>. These species are referred to as idiosyncratic species in the text. <text:span text:style-name="T3">Axes indicate the strength of correlation between measured variables and the first (horizontal) and second (vertical) principal component scores. The horizontal and vertical locations of a</text:span><text:span text:style-name="T2">rrow </text:span><text:span text:style-name="T3">tips</text:span><text:span text:style-name="T2"> indicate </text:span><text:span text:style-name="T3">correlation scores for each variable</text:span><text:span text:style-name="T2">. Closely-grouped arrows indicate sets of functional traits that co-vary across lak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yriadPro-Regular" svg:font-family="MyriadPro-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jay Patil</meta:initial-creator>
    <meta:creation-date>2015-10-04T16:00:28.656000000</meta:creation-date>
    <dc:date>2015-10-04T16:03:04.391000000</dc:date>
    <dc:creator>Vijay Patil</dc:creator>
    <meta:editing-duration>P0D</meta:editing-duration>
    <meta:editing-cycles>1</meta:editing-cycles>
    <meta:document-statistic meta:table-count="0" meta:image-count="0" meta:object-count="0" meta:page-count="1" meta:paragraph-count="1" meta:word-count="138" meta:character-count="965" meta:non-whitespace-character-count="826"/>
    <meta:generator>LibreOffice/4.1.4.2$Windows_x86 LibreOffice_project/0a0440ccc0227ad9829de5f46be37cfb6edcf72</meta:generator>
  </office:meta>
</office:document-meta>
</file>